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9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api-key"/><text:span text:style-name="Source_20_Text"><text:span text:style-name="T1">Calorie Ninja : </text:span></text:span><text:span text:style-name="Source_20_Text">h8Atncs0v4pQSKs4Ub3ANw==rxKCAq5vT6VSp2QH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1:46:40.319614111</meta:creation-date>
    <dc:date>2022-10-07T11:49:35.458510073</dc:date>
    <meta:editing-duration>PT2M56S</meta:editing-duration>
    <meta:editing-cycles>1</meta:editing-cycles>
    <meta:document-statistic meta:table-count="0" meta:image-count="0" meta:object-count="0" meta:page-count="1" meta:paragraph-count="1" meta:word-count="4" meta:character-count="56" meta:non-whitespace-character-count="53"/>
    <meta:generator>LibreOffice/7.3.6.2$Linux_X86_64 LibreOffice_project/30$Build-2</meta:generator>
  </office:meta>
</office:document-meta>
</file>